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058cm" fo:min-width="3.108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058cm" fo:min-width="11.062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058cm" fo:min-width="9.118cm" fo:padding-top="0.178cm" fo:padding-bottom="0.178cm" fo:padding-left="0.303cm" fo:padding-right="0.303cm"/>
      <style:paragraph-properties style:writing-mode="lr-tb"/>
    </style:style>
    <style:style style:name="gr4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00a933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25cm" svg:height="2cm" svg:x="7.875cm" svg:y="5cm">
          <text:p text:style-name="P1">MATLAB SCRIP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6.5cm" svg:height="2cm" svg:x="2.25cm" svg:y="9cm">
          <text:p text:style-name="P1">ANALYTICAL FORMULAS FOR: fwd(q), Js(q), Ja(q), Jg(q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5.25cm" svg:height="2cm" svg:x="7.875cm" svg:y="13cm">
          <text:p text:style-name="P1">C++ header 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13.75cm" svg:height="2cm" svg:x="3.625cm" svg:y="16.5cm">
          <text:p text:style-name="P1">C++ class: </text:p>
          <text:p text:style-name="P1"><text:span text:style-name="T1">AnalyticalKinSolver3do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13.75cm" svg:height="2cm" svg:x="3.625cm" svg:y="20.25cm">
          <text:p text:style-name="P1">Arduino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10.5cm" svg:y1="7cm" svg:x2="10.5cm" svg:y2="9cm" draw:start-shape="id1" draw:start-glue-point="8" draw:end-shape="id2" draw:end-glue-point="4" svg:d="M10500 7000v2000" svg:viewBox="0 0 1 2001">
          <text:p/>
        </draw:connector>
        <draw:connector draw:style-name="gr5" draw:text-style-name="P3" draw:layer="layout" svg:x1="10.5cm" svg:y1="11cm" svg:x2="10.5cm" svg:y2="13cm" draw:start-shape="id2" draw:start-glue-point="8" draw:end-shape="id3" draw:end-glue-point="4" svg:d="M10500 11000v2000" svg:viewBox="0 0 1 2001">
          <text:p/>
        </draw:connector>
        <draw:connector draw:style-name="gr6" draw:text-style-name="P3" draw:layer="layout" svg:x1="10.5cm" svg:y1="15cm" svg:x2="10.5cm" svg:y2="16.5cm" draw:start-shape="id3" draw:start-glue-point="8" draw:end-shape="id4" draw:end-glue-point="4" svg:d="M10500 15000v1500" svg:viewBox="0 0 1 1501">
          <text:p/>
        </draw:connector>
        <draw:connector draw:style-name="gr7" draw:text-style-name="P3" draw:layer="layout" svg:x1="10.5cm" svg:y1="18.5cm" svg:x2="10.5cm" svg:y2="20.25cm" draw:start-shape="id4" draw:start-glue-point="8" draw:end-shape="id5" draw:end-glue-point="4" svg:d="M10500 18500v1750" svg:viewBox="0 0 1 17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22T15:56:47.844000000</meta:creation-date>
    <dc:date>2023-07-22T16:02:28.128000000</dc:date>
    <meta:editing-duration>PT5M40S</meta:editing-duration>
    <meta:editing-cycles>1</meta:editing-cycles>
    <meta:generator>LibreOffice/7.3.0.3$Windows_X86_64 LibreOffice_project/0f246aa12d0eee4a0f7adcefbf7c878fc2238db3</meta:generator>
    <meta:document-statistic meta:object-count="9"/>
  </office:meta>
</office:document-meta>
</file>